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2" style:family="table-cell" style:parent-style-name="Default" style:data-style-name="N2"/>
    <style:style style:name="ce6" style:family="table-cell" style:parent-style-name="Default" style:data-style-name="N111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7.36mm" svg:height="133.77mm" svg:x="0mm" svg:y="209.94mm">
            <draw:object draw:notify-on-update-of-ranges="Sheet1.A26:Sheet1.A26 Sheet1.B26:Sheet1.G26 Sheet1.A27:Sheet1.A27 Sheet1.B27:Sheet1.G27 Sheet1.A28:Sheet1.A28 Sheet1.B28:Sheet1.G28 Sheet1.A29:Sheet1.A29 Sheet1.B29:Sheet1.G29 Sheet1.A30:Sheet1.A30 Sheet1.B30:Sheet1.G30 Sheet1.A31:Sheet1.A31 Sheet1.B31:Sheet1.G31 Sheet1.A32:Sheet1.A32 Sheet1.B32:Sheet1.G32 Sheet1.A33:Sheet1.A33 Sheet1.B33:Sheet1.G33 Sheet1.A34:Sheet1.A34 Sheet1.B34:Sheet1.G34 Sheet1.A35:Sheet1.A35 Sheet1.B35:Sheet1.G35 Sheet1.A36:Sheet1.A36 Sheet1.B36:Sheet1.G36 Sheet1.A37:Sheet1.A37 Sheet1.B37:Sheet1.G37 Sheet1.A38:Sheet1.A38 Sheet1.B38:Sheet1.G38 Sheet1.A39:Sheet1.A39 Sheet1.B39:Sheet1.G39 Sheet1.A40:Sheet1.A40 Sheet1.B40:Sheet1.G40 Sheet1.A41:Sheet1.A41 Sheet1.B41:Sheet1.G41 Sheet1.A42:Sheet1.A42 Sheet1.B42:Sheet1.G42 Sheet1.A43:Sheet1.A43 Sheet1.B43:Sheet1.G43 Sheet1.A44:Sheet1.A44 Sheet1.B44:Sheet1.G44 Sheet1.A45:Sheet1.A45 Sheet1.B45:Sheet1.G45 Sheet1.A46:Sheet1.A46 Sheet1.B46:Sheet1.G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4" table:default-cell-style-name="Default"/>
        <table:table-column table:style-name="co5" table:default-cell-style-name="ce7"/>
        <table:table-column table:style-name="co3" table:number-columns-repeated="1017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table:number-columns-repeated="2"/>
          <table:table-cell table:number-columns-repeated="6" table:style-name="ce1" office:value-type="string" calcext:value-type="string">
            <text:p><text:s/>Cycles <text:s text:c="5"/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Benchmark <text:s text:c="5"/></text:p>
          </table:table-cell>
          <table:table-cell table:style-name="ce1" office:value-type="string" calcext:value-type="string">
            <text:p><text:s/>Instructions 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Improvement 1</text:p>
          </table:table-cell>
          <table:table-cell table:style-name="ce1" office:value-type="string" calcext:value-type="string">
            <text:p>Improvement 2</text:p>
          </table:table-cell>
          <table:table-cell table:style-name="ce1" office:value-type="string" calcext:value-type="string">
            <text:p>Improvement 3</text:p>
          </table:table-cell>
          <table:table-cell table:style-name="ce1" office:value-type="string" calcext:value-type="string">
            <text:p>Improvement 4</text:p>
          </table:table-cell>
          <table:table-cell table:style-name="ce1" office:value-type="string" calcext:value-type="string">
            <text:p>Improvement 5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sglib-combined </text:p>
          </table:table-cell>
          <table:table-cell office:value-type="float" office:value="2827973" calcext:value-type="float">
            <text:p>2827973</text:p>
          </table:table-cell>
          <table:table-cell office:value-type="float" office:value="7697568" calcext:value-type="float">
            <text:p>7697568</text:p>
          </table:table-cell>
          <table:table-cell office:value-type="float" office:value="6107910" calcext:value-type="float">
            <text:p>6107910</text:p>
          </table:table-cell>
          <table:table-cell office:value-type="float" office:value="5988998" calcext:value-type="float">
            <text:p>5988998</text:p>
          </table:table-cell>
          <table:table-cell office:value-type="float" office:value="5992548" calcext:value-type="float">
            <text:p>5992548</text:p>
          </table:table-cell>
          <table:table-cell office:value-type="string" calcext:value-type="string">
            <text:p>5752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mult-int <text:s text:c="3"/></text:p>
          </table:table-cell>
          <table:table-cell office:value-type="float" office:value="3248422" calcext:value-type="float">
            <text:p>3248422</text:p>
          </table:table-cell>
          <table:table-cell office:value-type="float" office:value="20715666" calcext:value-type="float">
            <text:p>20715666</text:p>
          </table:table-cell>
          <table:table-cell office:value-type="float" office:value="19105311" calcext:value-type="float">
            <text:p>19105311</text:p>
          </table:table-cell>
          <table:table-cell office:value-type="float" office:value="18049710" calcext:value-type="float">
            <text:p>18049710</text:p>
          </table:table-cell>
          <table:table-cell office:value-type="float" office:value="18049516" calcext:value-type="float">
            <text:p>18049516</text:p>
          </table:table-cell>
          <table:table-cell office:value-type="string" calcext:value-type="string">
            <text:p>180495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bic <text:s text:c="9"/></text:p>
          </table:table-cell>
          <table:table-cell office:value-type="float" office:value="3376386" calcext:value-type="float">
            <text:p>3376386</text:p>
          </table:table-cell>
          <table:table-cell office:value-type="float" office:value="11890718" calcext:value-type="float">
            <text:p>11890718</text:p>
          </table:table-cell>
          <table:table-cell office:value-type="float" office:value="10900397" calcext:value-type="float">
            <text:p>10900397</text:p>
          </table:table-cell>
          <table:table-cell office:value-type="float" office:value="10907163" calcext:value-type="float">
            <text:p>10907163</text:p>
          </table:table-cell>
          <table:table-cell office:value-type="float" office:value="10839968" calcext:value-type="float">
            <text:p>10839968</text:p>
          </table:table-cell>
          <table:table-cell office:value-type="string" calcext:value-type="string">
            <text:p>10742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temate <text:s text:c="5"/></text:p>
          </table:table-cell>
          <table:table-cell office:value-type="float" office:value="3443477" calcext:value-type="float">
            <text:p>3443477</text:p>
          </table:table-cell>
          <table:table-cell office:value-type="float" office:value="7114009" calcext:value-type="float">
            <text:p>7114009</text:p>
          </table:table-cell>
          <table:table-cell office:value-type="float" office:value="4998730" calcext:value-type="float">
            <text:p>4998730</text:p>
          </table:table-cell>
          <table:table-cell office:value-type="float" office:value="4919287" calcext:value-type="float">
            <text:p>4919287</text:p>
          </table:table-cell>
          <table:table-cell office:value-type="float" office:value="4748992" calcext:value-type="float">
            <text:p>4748992</text:p>
          </table:table-cell>
          <table:table-cell office:value-type="string" calcext:value-type="string">
            <text:p>4620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32 <text:s text:c="9"/></text:p>
          </table:table-cell>
          <table:table-cell office:value-type="float" office:value="3567034" calcext:value-type="float">
            <text:p>3567034</text:p>
          </table:table-cell>
          <table:table-cell office:value-type="float" office:value="12184144" calcext:value-type="float">
            <text:p>12184144</text:p>
          </table:table-cell>
          <table:table-cell office:value-type="float" office:value="10993817" calcext:value-type="float">
            <text:p>10993817</text:p>
          </table:table-cell>
          <table:table-cell office:value-type="float" office:value="10548830" calcext:value-type="float">
            <text:p>10548830</text:p>
          </table:table-cell>
          <table:table-cell office:value-type="float" office:value="9954615" calcext:value-type="float">
            <text:p>9954615</text:p>
          </table:table-cell>
          <table:table-cell office:value-type="string" calcext:value-type="string">
            <text:p>9954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re <text:s text:c="10"/></text:p>
          </table:table-cell>
          <table:table-cell office:value-type="float" office:value="3242167" calcext:value-type="float">
            <text:p>3242167</text:p>
          </table:table-cell>
          <table:table-cell office:value-type="float" office:value="7302183" calcext:value-type="float">
            <text:p>7302183</text:p>
          </table:table-cell>
          <table:table-cell office:value-type="float" office:value="5658098" calcext:value-type="float">
            <text:p>5658098</text:p>
          </table:table-cell>
          <table:table-cell office:value-type="float" office:value="5701478" calcext:value-type="float">
            <text:p>5701478</text:p>
          </table:table-cell>
          <table:table-cell office:value-type="float" office:value="5560248" calcext:value-type="float">
            <text:p>5560248</text:p>
          </table:table-cell>
          <table:table-cell office:value-type="string" calcext:value-type="string">
            <text:p>53898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ver <text:s text:c="8"/></text:p>
          </table:table-cell>
          <table:table-cell office:value-type="float" office:value="2968638" calcext:value-type="float">
            <text:p>2968638</text:p>
          </table:table-cell>
          <table:table-cell office:value-type="float" office:value="8065262" calcext:value-type="float">
            <text:p>8065262</text:p>
          </table:table-cell>
          <table:table-cell office:value-type="float" office:value="6980493" calcext:value-type="float">
            <text:p>6980493</text:p>
          </table:table-cell>
          <table:table-cell office:value-type="float" office:value="7102573" calcext:value-type="float">
            <text:p>7102573</text:p>
          </table:table-cell>
          <table:table-cell office:value-type="float" office:value="6919304" calcext:value-type="float">
            <text:p>6919304</text:p>
          </table:table-cell>
          <table:table-cell office:value-type="string" calcext:value-type="string">
            <text:p>67478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ha-mont64 <text:s text:c="4"/></text:p>
          </table:table-cell>
          <table:table-cell office:value-type="float" office:value="3385085" calcext:value-type="float">
            <text:p>3385085</text:p>
          </table:table-cell>
          <table:table-cell office:value-type="float" office:value="7556951" calcext:value-type="float">
            <text:p>7556951</text:p>
          </table:table-cell>
          <table:table-cell office:value-type="float" office:value="7145155" calcext:value-type="float">
            <text:p>7145155</text:p>
          </table:table-cell>
          <table:table-cell office:value-type="float" office:value="5384423" calcext:value-type="float">
            <text:p>5384423</text:p>
          </table:table-cell>
          <table:table-cell office:value-type="float" office:value="5336376" calcext:value-type="float">
            <text:p>5336376</text:p>
          </table:table-cell>
          <table:table-cell office:value-type="string" calcext:value-type="string">
            <text:p>5331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ichneu <text:s text:c="6"/></text:p>
          </table:table-cell>
          <table:table-cell office:value-type="float" office:value="2391220" calcext:value-type="float">
            <text:p>2391220</text:p>
          </table:table-cell>
          <table:table-cell office:value-type="float" office:value="9377919" calcext:value-type="float">
            <text:p>9377919</text:p>
          </table:table-cell>
          <table:table-cell office:value-type="float" office:value="6807749" calcext:value-type="float">
            <text:p>6807749</text:p>
          </table:table-cell>
          <table:table-cell office:value-type="float" office:value="6832776" calcext:value-type="float">
            <text:p>6832776</text:p>
          </table:table-cell>
          <table:table-cell office:value-type="float" office:value="6859080" calcext:value-type="float">
            <text:p>6859080</text:p>
          </table:table-cell>
          <table:table-cell office:value-type="string" calcext:value-type="string">
            <text:p>6820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ffbench <text:s text:c="5"/></text:p>
          </table:table-cell>
          <table:table-cell office:value-type="float" office:value="2692430" calcext:value-type="float">
            <text:p>2692430</text:p>
          </table:table-cell>
          <table:table-cell office:value-type="float" office:value="6466035" calcext:value-type="float">
            <text:p>6466035</text:p>
          </table:table-cell>
          <table:table-cell office:value-type="float" office:value="5427198" calcext:value-type="float">
            <text:p>5427198</text:p>
          </table:table-cell>
          <table:table-cell office:value-type="float" office:value="4754929" calcext:value-type="float">
            <text:p>4754929</text:p>
          </table:table-cell>
          <table:table-cell office:value-type="float" office:value="4671420" calcext:value-type="float">
            <text:p>4671420</text:p>
          </table:table-cell>
          <table:table-cell office:value-type="string" calcext:value-type="string">
            <text:p>4534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 <text:s text:c="12"/></text:p>
          </table:table-cell>
          <table:table-cell office:value-type="float" office:value="3284773" calcext:value-type="float">
            <text:p>3284773</text:p>
          </table:table-cell>
          <table:table-cell office:value-type="float" office:value="10053904" calcext:value-type="float">
            <text:p>10053904</text:p>
          </table:table-cell>
          <table:table-cell office:value-type="float" office:value="9193981" calcext:value-type="float">
            <text:p>9193981</text:p>
          </table:table-cell>
          <table:table-cell office:value-type="float" office:value="9199553" calcext:value-type="float">
            <text:p>9199553</text:p>
          </table:table-cell>
          <table:table-cell office:value-type="float" office:value="9123447" calcext:value-type="float">
            <text:p>9123447</text:p>
          </table:table-cell>
          <table:table-cell office:value-type="string" calcext:value-type="string">
            <text:p>8996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n <text:s text:c="11"/></text:p>
          </table:table-cell>
          <table:table-cell office:value-type="float" office:value="3153928" calcext:value-type="float">
            <text:p>3153928</text:p>
          </table:table-cell>
          <table:table-cell office:value-type="float" office:value="23578260" calcext:value-type="float">
            <text:p>23578260</text:p>
          </table:table-cell>
          <table:table-cell office:value-type="float" office:value="22476450" calcext:value-type="float">
            <text:p>22476450</text:p>
          </table:table-cell>
          <table:table-cell office:value-type="float" office:value="21658769" calcext:value-type="float">
            <text:p>21658769</text:p>
          </table:table-cell>
          <table:table-cell office:value-type="float" office:value="21480967" calcext:value-type="float">
            <text:p>21480967</text:p>
          </table:table-cell>
          <table:table-cell office:value-type="string" calcext:value-type="string">
            <text:p>214807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tle-aes <text:s text:c="4"/></text:p>
          </table:table-cell>
          <table:table-cell office:value-type="float" office:value="3760611" calcext:value-type="float">
            <text:p>3760611</text:p>
          </table:table-cell>
          <table:table-cell office:value-type="float" office:value="5260271" calcext:value-type="float">
            <text:p>5260271</text:p>
          </table:table-cell>
          <table:table-cell office:value-type="float" office:value="4254781" calcext:value-type="float">
            <text:p>4254781</text:p>
          </table:table-cell>
          <table:table-cell office:value-type="float" office:value="4209791" calcext:value-type="float">
            <text:p>4209791</text:p>
          </table:table-cell>
          <table:table-cell office:value-type="float" office:value="4201327" calcext:value-type="float">
            <text:p>4201327</text:p>
          </table:table-cell>
          <table:table-cell office:value-type="string" calcext:value-type="string">
            <text:p>41819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kisort <text:s text:c="6"/></text:p>
          </table:table-cell>
          <table:table-cell office:value-type="float" office:value="2462599" calcext:value-type="float">
            <text:p>2462599</text:p>
          </table:table-cell>
          <table:table-cell office:value-type="float" office:value="7784267" calcext:value-type="float">
            <text:p>7784267</text:p>
          </table:table-cell>
          <table:table-cell office:value-type="float" office:value="6799600" calcext:value-type="float">
            <text:p>6799600</text:p>
          </table:table-cell>
          <table:table-cell office:value-type="float" office:value="6767437" calcext:value-type="float">
            <text:p>6767437</text:p>
          </table:table-cell>
          <table:table-cell office:value-type="float" office:value="6533360" calcext:value-type="float">
            <text:p>6533360</text:p>
          </table:table-cell>
          <table:table-cell office:value-type="string" calcext:value-type="string">
            <text:p>6350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tle-sha256 <text:s/></text:p>
          </table:table-cell>
          <table:table-cell office:value-type="float" office:value="3392801" calcext:value-type="float">
            <text:p>3392801</text:p>
          </table:table-cell>
          <table:table-cell office:value-type="float" office:value="4470315" calcext:value-type="float">
            <text:p>4470315</text:p>
          </table:table-cell>
          <table:table-cell office:value-type="float" office:value="3737824" calcext:value-type="float">
            <text:p>3737824</text:p>
          </table:table-cell>
          <table:table-cell office:value-type="float" office:value="3657250" calcext:value-type="float">
            <text:p>3657250</text:p>
          </table:table-cell>
          <table:table-cell office:value-type="float" office:value="3656445" calcext:value-type="float">
            <text:p>3656445</text:p>
          </table:table-cell>
          <table:table-cell office:value-type="string" calcext:value-type="string">
            <text:p>36508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rduino <text:s text:c="7"/></text:p>
          </table:table-cell>
          <table:table-cell office:value-type="float" office:value="3443724" calcext:value-type="float">
            <text:p>3443724</text:p>
          </table:table-cell>
          <table:table-cell office:value-type="float" office:value="10360252" calcext:value-type="float">
            <text:p>10360252</text:p>
          </table:table-cell>
          <table:table-cell office:value-type="float" office:value="9274650" calcext:value-type="float">
            <text:p>9274650</text:p>
          </table:table-cell>
          <table:table-cell office:value-type="float" office:value="9045320" calcext:value-type="float">
            <text:p>9045320</text:p>
          </table:table-cell>
          <table:table-cell office:value-type="float" office:value="9034201" calcext:value-type="float">
            <text:p>9034201</text:p>
          </table:table-cell>
          <table:table-cell office:value-type="string" calcext:value-type="string">
            <text:p>8937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ojpeg <text:s text:c="6"/></text:p>
          </table:table-cell>
          <table:table-cell office:value-type="float" office:value="3126586" calcext:value-type="float">
            <text:p>3126586</text:p>
          </table:table-cell>
          <table:table-cell office:value-type="float" office:value="9099066" calcext:value-type="float">
            <text:p>9099066</text:p>
          </table:table-cell>
          <table:table-cell office:value-type="float" office:value="7888266" calcext:value-type="float">
            <text:p>7888266</text:p>
          </table:table-cell>
          <table:table-cell office:value-type="float" office:value="7515370" calcext:value-type="float">
            <text:p>7515370</text:p>
          </table:table-cell>
          <table:table-cell office:value-type="float" office:value="7520800" calcext:value-type="float">
            <text:p>7520800</text:p>
          </table:table-cell>
          <table:table-cell office:value-type="string" calcext:value-type="string">
            <text:p>74184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d <text:s text:c="12"/></text:p>
          </table:table-cell>
          <table:table-cell office:value-type="float" office:value="2652126" calcext:value-type="float">
            <text:p>2652126</text:p>
          </table:table-cell>
          <table:table-cell office:value-type="float" office:value="9825338" calcext:value-type="float">
            <text:p>9825338</text:p>
          </table:table-cell>
          <table:table-cell office:value-type="float" office:value="8775738" calcext:value-type="float">
            <text:p>8775738</text:p>
          </table:table-cell>
          <table:table-cell office:value-type="float" office:value="8683010" calcext:value-type="float">
            <text:p>8683010</text:p>
          </table:table-cell>
          <table:table-cell office:value-type="float" office:value="8605518" calcext:value-type="float">
            <text:p>8605518</text:p>
          </table:table-cell>
          <table:table-cell office:value-type="string" calcext:value-type="string">
            <text:p>8492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body <text:s text:c="9"/></text:p>
          </table:table-cell>
          <table:table-cell office:value-type="float" office:value="3085161" calcext:value-type="float">
            <text:p>3085161</text:p>
          </table:table-cell>
          <table:table-cell office:value-type="float" office:value="9295269" calcext:value-type="float">
            <text:p>9295269</text:p>
          </table:table-cell>
          <table:table-cell office:value-type="float" office:value="8573359" calcext:value-type="float">
            <text:p>8573359</text:p>
          </table:table-cell>
          <table:table-cell office:value-type="float" office:value="8555956" calcext:value-type="float">
            <text:p>8555956</text:p>
          </table:table-cell>
          <table:table-cell office:value-type="float" office:value="8532112" calcext:value-type="float">
            <text:p>8532112</text:p>
          </table:table-cell>
          <table:table-cell office:value-type="string" calcext:value-type="string">
            <text:p>840549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number-columns-repeated="6" table:style-name="ce1" office:value-type="string" calcext:value-type="string">
            <text:p>IPC</text:p>
          </table:table-cell>
          <table:table-cell table:style-name="ce1" table:number-columns-repeated="1017"/>
        </table:table-row>
        <table:table-row table:style-name="ro1">
          <table:table-cell table:style-name="ce1" table:formula="of:=[.A4]" office:value-type="string" office:string-value="Benchmark      " calcext:value-type="string">
            <text:p>Benchmark <text:s text:c="5"/>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Improvement 1</text:p>
          </table:table-cell>
          <table:table-cell table:style-name="ce1" office:value-type="string" calcext:value-type="string">
            <text:p>Improvement 2</text:p>
          </table:table-cell>
          <table:table-cell table:style-name="ce1" office:value-type="string" calcext:value-type="string">
            <text:p>Improvement 3</text:p>
          </table:table-cell>
          <table:table-cell table:style-name="ce1" office:value-type="string" calcext:value-type="string">
            <text:p>Improvement 4</text:p>
          </table:table-cell>
          <table:table-cell table:style-name="ce1" office:value-type="string" calcext:value-type="string">
            <text:p>Improvement 5</text:p>
          </table:table-cell>
          <table:table-cell table:style-name="ce1" table:number-columns-repeated="1017"/>
        </table:table-row>
        <table:table-row table:style-name="ro1">
          <table:table-cell table:formula="of:=[.A5]" office:value-type="string" office:string-value="sglib-combined " calcext:value-type="string">
            <text:p>sglib-combined </text:p>
          </table:table-cell>
          <table:table-cell table:style-name="ce2" table:formula="of:=[.B5]/[.C5]" office:value-type="float" office:value="0.367385257265671" calcext:value-type="float">
            <text:p>0.37</text:p>
          </table:table-cell>
          <table:table-cell table:style-name="ce2" table:formula="of:=[.B5]/[.D5]" office:value-type="float" office:value="0.463001746915066" calcext:value-type="float">
            <text:p>0.46</text:p>
          </table:table-cell>
          <table:table-cell table:style-name="ce2" table:formula="of:=[.B5]/[.E5]" office:value-type="float" office:value="0.472194680980024" calcext:value-type="float">
            <text:p>0.47</text:p>
          </table:table-cell>
          <table:table-cell table:style-name="ce2" table:formula="of:=[.B5]/[.F5]" office:value-type="float" office:value="0.471914951703349" calcext:value-type="float">
            <text:p>0.47</text:p>
          </table:table-cell>
          <table:table-cell table:style-name="ce2" table:formula="of:=[.B5]/[.G5]" office:value-type="float" office:value="0.491604572313846" calcext:value-type="float">
            <text:p>0.49</text:p>
          </table:table-cell>
          <table:table-cell table:style-name="ce2" table:formula="of:=[.B5]/[.H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6]" office:value-type="string" office:string-value="matmult-int    " calcext:value-type="string">
            <text:p>matmult-int <text:s text:c="3"/></text:p>
          </table:table-cell>
          <table:table-cell table:style-name="ce2" table:formula="of:=[.B6]/[.C6]" office:value-type="float" office:value="0.156809923465652" calcext:value-type="float">
            <text:p>0.16</text:p>
          </table:table-cell>
          <table:table-cell table:style-name="ce2" table:formula="of:=[.B6]/[.D6]" office:value-type="float" office:value="0.170027172025622" calcext:value-type="float">
            <text:p>0.17</text:p>
          </table:table-cell>
          <table:table-cell table:style-name="ce2" table:formula="of:=[.B6]/[.E6]" office:value-type="float" office:value="0.179970869338067" calcext:value-type="float">
            <text:p>0.18</text:p>
          </table:table-cell>
          <table:table-cell table:style-name="ce2" table:formula="of:=[.B6]/[.F6]" office:value-type="float" office:value="0.17997280370288" calcext:value-type="float">
            <text:p>0.18</text:p>
          </table:table-cell>
          <table:table-cell table:style-name="ce2" table:formula="of:=[.B6]/[.G6]" office:value-type="float" office:value="0.179972863529259" calcext:value-type="float">
            <text:p>0.18</text:p>
          </table:table-cell>
          <table:table-cell table:style-name="ce2" table:formula="of:=[.B6]/[.H6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7]" office:value-type="string" office:string-value="cubic          " calcext:value-type="string">
            <text:p>cubic <text:s text:c="9"/></text:p>
          </table:table-cell>
          <table:table-cell table:style-name="ce2" table:formula="of:=[.B7]/[.C7]" office:value-type="float" office:value="0.283951398056871" calcext:value-type="float">
            <text:p>0.28</text:p>
          </table:table-cell>
          <table:table-cell table:style-name="ce2" table:formula="of:=[.B7]/[.D7]" office:value-type="float" office:value="0.309748901806053" calcext:value-type="float">
            <text:p>0.31</text:p>
          </table:table-cell>
          <table:table-cell table:style-name="ce2" table:formula="of:=[.B7]/[.E7]" office:value-type="float" office:value="0.309556756417778" calcext:value-type="float">
            <text:p>0.31</text:p>
          </table:table-cell>
          <table:table-cell table:style-name="ce2" table:formula="of:=[.B7]/[.F7]" office:value-type="float" office:value="0.311475642732525" calcext:value-type="float">
            <text:p>0.31</text:p>
          </table:table-cell>
          <table:table-cell table:style-name="ce2" table:formula="of:=[.B7]/[.G7]" office:value-type="float" office:value="0.314289849905589" calcext:value-type="float">
            <text:p>0.31</text:p>
          </table:table-cell>
          <table:table-cell table:style-name="ce2" table:formula="of:=[.B7]/[.H7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8]" office:value-type="string" office:string-value="statemate      " calcext:value-type="string">
            <text:p>statemate <text:s text:c="5"/></text:p>
          </table:table-cell>
          <table:table-cell table:style-name="ce2" table:formula="of:=[.B8]/[.C8]" office:value-type="float" office:value="0.484041698569681" calcext:value-type="float">
            <text:p>0.48</text:p>
          </table:table-cell>
          <table:table-cell table:style-name="ce2" table:formula="of:=[.B8]/[.D8]" office:value-type="float" office:value="0.688870373074761" calcext:value-type="float">
            <text:p>0.69</text:p>
          </table:table-cell>
          <table:table-cell table:style-name="ce2" table:formula="of:=[.B8]/[.E8]" office:value-type="float" office:value="0.699995141572346" calcext:value-type="float">
            <text:p>0.70</text:p>
          </table:table-cell>
          <table:table-cell table:style-name="ce2" table:formula="of:=[.B8]/[.F8]" office:value-type="float" office:value="0.725096399404337" calcext:value-type="float">
            <text:p>0.73</text:p>
          </table:table-cell>
          <table:table-cell table:style-name="ce2" table:formula="of:=[.B8]/[.G8]" office:value-type="float" office:value="0.745287623208111" calcext:value-type="float">
            <text:p>0.75</text:p>
          </table:table-cell>
          <table:table-cell table:style-name="ce2" table:formula="of:=[.B8]/[.H8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9]" office:value-type="string" office:string-value="crc32          " calcext:value-type="string">
            <text:p>crc32 <text:s text:c="9"/></text:p>
          </table:table-cell>
          <table:table-cell table:style-name="ce2" table:formula="of:=[.B9]/[.C9]" office:value-type="float" office:value="0.292760328505638" calcext:value-type="float">
            <text:p>0.29</text:p>
          </table:table-cell>
          <table:table-cell table:style-name="ce2" table:formula="of:=[.B9]/[.D9]" office:value-type="float" office:value="0.324458193182586" calcext:value-type="float">
            <text:p>0.32</text:p>
          </table:table-cell>
          <table:table-cell table:style-name="ce2" table:formula="of:=[.B9]/[.E9]" office:value-type="float" office:value="0.338144988591152" calcext:value-type="float">
            <text:p>0.34</text:p>
          </table:table-cell>
          <table:table-cell table:style-name="ce2" table:formula="of:=[.B9]/[.F9]" office:value-type="float" office:value="0.358329679249273" calcext:value-type="float">
            <text:p>0.36</text:p>
          </table:table-cell>
          <table:table-cell table:style-name="ce2" table:formula="of:=[.B9]/[.G9]" office:value-type="float" office:value="0.358350738344168" calcext:value-type="float">
            <text:p>0.36</text:p>
          </table:table-cell>
          <table:table-cell table:style-name="ce2" table:formula="of:=[.B9]/[.H9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10]" office:value-type="string" office:string-value="slre           " calcext:value-type="string">
            <text:p>slre <text:s text:c="10"/></text:p>
          </table:table-cell>
          <table:table-cell table:style-name="ce2" table:formula="of:=[.B10]/[.C10]" office:value-type="float" office:value="0.443999691599074" calcext:value-type="float">
            <text:p>0.44</text:p>
          </table:table-cell>
          <table:table-cell table:style-name="ce2" table:formula="of:=[.B10]/[.D10]" office:value-type="float" office:value="0.573013581595794" calcext:value-type="float">
            <text:p>0.57</text:p>
          </table:table-cell>
          <table:table-cell table:style-name="ce2" table:formula="of:=[.B10]/[.E10]" office:value-type="float" office:value="0.5686537771434" calcext:value-type="float">
            <text:p>0.57</text:p>
          </table:table-cell>
          <table:table-cell table:style-name="ce2" table:formula="of:=[.B10]/[.F10]" office:value-type="float" office:value="0.583097552483271" calcext:value-type="float">
            <text:p>0.58</text:p>
          </table:table-cell>
          <table:table-cell table:style-name="ce2" table:formula="of:=[.B10]/[.G10]" office:value-type="float" office:value="0.601535859765131" calcext:value-type="float">
            <text:p>0.60</text:p>
          </table:table-cell>
          <table:table-cell table:style-name="ce2" table:formula="of:=[.B10]/[.H10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11]" office:value-type="string" office:string-value="minver         " calcext:value-type="string">
            <text:p>minver <text:s text:c="8"/></text:p>
          </table:table-cell>
          <table:table-cell table:style-name="ce2" table:formula="of:=[.B11]/[.C11]" office:value-type="float" office:value="0.368077069288016" calcext:value-type="float">
            <text:p>0.37</text:p>
          </table:table-cell>
          <table:table-cell table:style-name="ce2" table:formula="of:=[.B11]/[.D11]" office:value-type="float" office:value="0.425276266303827" calcext:value-type="float">
            <text:p>0.43</text:p>
          </table:table-cell>
          <table:table-cell table:style-name="ce2" table:formula="of:=[.B11]/[.E11]" office:value-type="float" office:value="0.417966559442613" calcext:value-type="float">
            <text:p>0.42</text:p>
          </table:table-cell>
          <table:table-cell table:style-name="ce2" table:formula="of:=[.B11]/[.F11]" office:value-type="float" office:value="0.429037082342386" calcext:value-type="float">
            <text:p>0.43</text:p>
          </table:table-cell>
          <table:table-cell table:style-name="ce2" table:formula="of:=[.B11]/[.G11]" office:value-type="float" office:value="0.439935416896677" calcext:value-type="float">
            <text:p>0.44</text:p>
          </table:table-cell>
          <table:table-cell table:style-name="ce2" table:formula="of:=[.B11]/[.H11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12]" office:value-type="string" office:string-value="aha-mont64     " calcext:value-type="string">
            <text:p>aha-mont64 <text:s text:c="4"/></text:p>
          </table:table-cell>
          <table:table-cell table:style-name="ce2" table:formula="of:=[.B12]/[.C12]" office:value-type="float" office:value="0.447943224721187" calcext:value-type="float">
            <text:p>0.45</text:p>
          </table:table-cell>
          <table:table-cell table:style-name="ce2" table:formula="of:=[.B12]/[.D12]" office:value-type="float" office:value="0.473759491571561" calcext:value-type="float">
            <text:p>0.47</text:p>
          </table:table-cell>
          <table:table-cell table:style-name="ce2" table:formula="of:=[.B12]/[.E12]" office:value-type="float" office:value="0.628681104734899" calcext:value-type="float">
            <text:p>0.63</text:p>
          </table:table-cell>
          <table:table-cell table:style-name="ce2" table:formula="of:=[.B12]/[.F12]" office:value-type="float" office:value="0.634341545648208" calcext:value-type="float">
            <text:p>0.63</text:p>
          </table:table-cell>
          <table:table-cell table:style-name="ce2" table:formula="of:=[.B12]/[.G12]" office:value-type="float" office:value="0.634868106415101" calcext:value-type="float">
            <text:p>0.63</text:p>
          </table:table-cell>
          <table:table-cell table:style-name="ce2" table:formula="of:=[.B12]/[.H12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13]" office:value-type="string" office:string-value="nsichneu       " calcext:value-type="string">
            <text:p>nsichneu <text:s text:c="6"/></text:p>
          </table:table-cell>
          <table:table-cell table:style-name="ce2" table:formula="of:=[.B13]/[.C13]" office:value-type="float" office:value="0.254984074825129" calcext:value-type="float">
            <text:p>0.25</text:p>
          </table:table-cell>
          <table:table-cell table:style-name="ce2" table:formula="of:=[.B13]/[.D13]" office:value-type="float" office:value="0.351249730270608" calcext:value-type="float">
            <text:p>0.35</text:p>
          </table:table-cell>
          <table:table-cell table:style-name="ce2" table:formula="of:=[.B13]/[.E13]" office:value-type="float" office:value="0.349963177484525" calcext:value-type="float">
            <text:p>0.35</text:p>
          </table:table-cell>
          <table:table-cell table:style-name="ce2" table:formula="of:=[.B13]/[.F13]" office:value-type="float" office:value="0.348621097873184" calcext:value-type="float">
            <text:p>0.35</text:p>
          </table:table-cell>
          <table:table-cell table:style-name="ce2" table:formula="of:=[.B13]/[.G13]" office:value-type="float" office:value="0.350571836937372" calcext:value-type="float">
            <text:p>0.35</text:p>
          </table:table-cell>
          <table:table-cell table:style-name="ce2" table:formula="of:=[.B13]/[.H13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14]" office:value-type="string" office:string-value="huffbench      " calcext:value-type="string">
            <text:p>huffbench <text:s text:c="5"/></text:p>
          </table:table-cell>
          <table:table-cell table:style-name="ce2" table:formula="of:=[.B14]/[.C14]" office:value-type="float" office:value="0.416395828355399" calcext:value-type="float">
            <text:p>0.42</text:p>
          </table:table-cell>
          <table:table-cell table:style-name="ce2" table:formula="of:=[.B14]/[.D14]" office:value-type="float" office:value="0.496099460531936" calcext:value-type="float">
            <text:p>0.50</text:p>
          </table:table-cell>
          <table:table-cell table:style-name="ce2" table:formula="of:=[.B14]/[.E14]" office:value-type="float" office:value="0.566239790331254" calcext:value-type="float">
            <text:p>0.57</text:p>
          </table:table-cell>
          <table:table-cell table:style-name="ce2" table:formula="of:=[.B14]/[.F14]" office:value-type="float" office:value="0.576362219624868" calcext:value-type="float">
            <text:p>0.58</text:p>
          </table:table-cell>
          <table:table-cell table:style-name="ce2" table:formula="of:=[.B14]/[.G14]" office:value-type="float" office:value="0.593716867863084" calcext:value-type="float">
            <text:p>0.59</text:p>
          </table:table-cell>
          <table:table-cell table:style-name="ce2" table:formula="of:=[.B14]/[.H1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15]" office:value-type="string" office:string-value="st             " calcext:value-type="string">
            <text:p>st <text:s text:c="12"/></text:p>
          </table:table-cell>
          <table:table-cell table:style-name="ce2" table:formula="of:=[.B15]/[.C15]" office:value-type="float" office:value="0.32671616916175" calcext:value-type="float">
            <text:p>0.33</text:p>
          </table:table-cell>
          <table:table-cell table:style-name="ce2" table:formula="of:=[.B15]/[.D15]" office:value-type="float" office:value="0.357274286296654" calcext:value-type="float">
            <text:p>0.36</text:p>
          </table:table-cell>
          <table:table-cell table:style-name="ce2" table:formula="of:=[.B15]/[.E15]" office:value-type="float" office:value="0.357057891834527" calcext:value-type="float">
            <text:p>0.36</text:p>
          </table:table-cell>
          <table:table-cell table:style-name="ce2" table:formula="of:=[.B15]/[.F15]" office:value-type="float" office:value="0.360036398523497" calcext:value-type="float">
            <text:p>0.36</text:p>
          </table:table-cell>
          <table:table-cell table:style-name="ce2" table:formula="of:=[.B15]/[.G15]" office:value-type="float" office:value="0.365127319858074" calcext:value-type="float">
            <text:p>0.37</text:p>
          </table:table-cell>
          <table:table-cell table:style-name="ce2" table:formula="of:=[.B15]/[.H1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16]" office:value-type="string" office:string-value="edn            " calcext:value-type="string">
            <text:p>edn <text:s text:c="11"/></text:p>
          </table:table-cell>
          <table:table-cell table:style-name="ce2" table:formula="of:=[.B16]/[.C16]" office:value-type="float" office:value="0.133764238752139" calcext:value-type="float">
            <text:p>0.13</text:p>
          </table:table-cell>
          <table:table-cell table:style-name="ce2" table:formula="of:=[.B16]/[.D16]" office:value-type="float" office:value="0.140321447559557" calcext:value-type="float">
            <text:p>0.14</text:p>
          </table:table-cell>
          <table:table-cell table:style-name="ce2" table:formula="of:=[.B16]/[.E16]" office:value-type="float" office:value="0.145618986933191" calcext:value-type="float">
            <text:p>0.15</text:p>
          </table:table-cell>
          <table:table-cell table:style-name="ce2" table:formula="of:=[.B16]/[.F16]" office:value-type="float" office:value="0.146824302648945" calcext:value-type="float">
            <text:p>0.15</text:p>
          </table:table-cell>
          <table:table-cell table:style-name="ce2" table:formula="of:=[.B16]/[.G16]" office:value-type="float" office:value="0.146825895241755" calcext:value-type="float">
            <text:p>0.15</text:p>
          </table:table-cell>
          <table:table-cell table:style-name="ce2" table:formula="of:=[.B16]/[.H16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17]" office:value-type="string" office:string-value="nettle-aes     " calcext:value-type="string">
            <text:p>nettle-aes <text:s text:c="4"/></text:p>
          </table:table-cell>
          <table:table-cell table:style-name="ce2" table:formula="of:=[.B17]/[.C17]" office:value-type="float" office:value="0.714908224310116" calcext:value-type="float">
            <text:p>0.71</text:p>
          </table:table-cell>
          <table:table-cell table:style-name="ce2" table:formula="of:=[.B17]/[.D17]" office:value-type="float" office:value="0.883855361768326" calcext:value-type="float">
            <text:p>0.88</text:p>
          </table:table-cell>
          <table:table-cell table:style-name="ce2" table:formula="of:=[.B17]/[.E17]" office:value-type="float" office:value="0.893301116373711" calcext:value-type="float">
            <text:p>0.89</text:p>
          </table:table-cell>
          <table:table-cell table:style-name="ce2" table:formula="of:=[.B17]/[.F17]" office:value-type="float" office:value="0.895100762211558" calcext:value-type="float">
            <text:p>0.90</text:p>
          </table:table-cell>
          <table:table-cell table:style-name="ce2" table:formula="of:=[.B17]/[.G17]" office:value-type="float" office:value="0.899254218514836" calcext:value-type="float">
            <text:p>0.90</text:p>
          </table:table-cell>
          <table:table-cell table:style-name="ce2" table:formula="of:=[.B17]/[.H17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18]" office:value-type="string" office:string-value="wikisort       " calcext:value-type="string">
            <text:p>wikisort <text:s text:c="6"/></text:p>
          </table:table-cell>
          <table:table-cell table:style-name="ce2" table:formula="of:=[.B18]/[.C18]" office:value-type="float" office:value="0.316355926640235" calcext:value-type="float">
            <text:p>0.32</text:p>
          </table:table-cell>
          <table:table-cell table:style-name="ce2" table:formula="of:=[.B18]/[.D18]" office:value-type="float" office:value="0.362168215777399" calcext:value-type="float">
            <text:p>0.36</text:p>
          </table:table-cell>
          <table:table-cell table:style-name="ce2" table:formula="of:=[.B18]/[.E18]" office:value-type="float" office:value="0.363889460662877" calcext:value-type="float">
            <text:p>0.36</text:p>
          </table:table-cell>
          <table:table-cell table:style-name="ce2" table:formula="of:=[.B18]/[.F18]" office:value-type="float" office:value="0.376926879890286" calcext:value-type="float">
            <text:p>0.38</text:p>
          </table:table-cell>
          <table:table-cell table:style-name="ce2" table:formula="of:=[.B18]/[.G18]" office:value-type="float" office:value="0.387805491829405" calcext:value-type="float">
            <text:p>0.39</text:p>
          </table:table-cell>
          <table:table-cell table:style-name="ce2" table:formula="of:=[.B18]/[.H18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19]" office:value-type="string" office:string-value="nettle-sha256  " calcext:value-type="string">
            <text:p>nettle-sha256 <text:s/></text:p>
          </table:table-cell>
          <table:table-cell table:style-name="ce2" table:formula="of:=[.B19]/[.C19]" office:value-type="float" office:value="0.758962399741405" calcext:value-type="float">
            <text:p>0.76</text:p>
          </table:table-cell>
          <table:table-cell table:style-name="ce2" table:formula="of:=[.B19]/[.D19]" office:value-type="float" office:value="0.907694155744091" calcext:value-type="float">
            <text:p>0.91</text:p>
          </table:table-cell>
          <table:table-cell table:style-name="ce2" table:formula="of:=[.B19]/[.E19]" office:value-type="float" office:value="0.92769184496548" calcext:value-type="float">
            <text:p>0.93</text:p>
          </table:table-cell>
          <table:table-cell table:style-name="ce2" table:formula="of:=[.B19]/[.F19]" office:value-type="float" office:value="0.92789608485838" calcext:value-type="float">
            <text:p>0.93</text:p>
          </table:table-cell>
          <table:table-cell table:style-name="ce2" table:formula="of:=[.B19]/[.G19]" office:value-type="float" office:value="0.929309194893841" calcext:value-type="float">
            <text:p>0.93</text:p>
          </table:table-cell>
          <table:table-cell table:style-name="ce2" table:formula="of:=[.B19]/[.H19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20]" office:value-type="string" office:string-value="qrduino        " calcext:value-type="string">
            <text:p>qrduino <text:s text:c="7"/></text:p>
          </table:table-cell>
          <table:table-cell table:style-name="ce2" table:formula="of:=[.B20]/[.C20]" office:value-type="float" office:value="0.332397706156182" calcext:value-type="float">
            <text:p>0.33</text:p>
          </table:table-cell>
          <table:table-cell table:style-name="ce2" table:formula="of:=[.B20]/[.D20]" office:value-type="float" office:value="0.371305008814349" calcext:value-type="float">
            <text:p>0.37</text:p>
          </table:table-cell>
          <table:table-cell table:style-name="ce2" table:formula="of:=[.B20]/[.E20]" office:value-type="float" office:value="0.380718868984182" calcext:value-type="float">
            <text:p>0.38</text:p>
          </table:table-cell>
          <table:table-cell table:style-name="ce2" table:formula="of:=[.B20]/[.F20]" office:value-type="float" office:value="0.381187445353496" calcext:value-type="float">
            <text:p>0.38</text:p>
          </table:table-cell>
          <table:table-cell table:style-name="ce2" table:formula="of:=[.B20]/[.G20]" office:value-type="float" office:value="0.38531996764127" calcext:value-type="float">
            <text:p>0.39</text:p>
          </table:table-cell>
          <table:table-cell table:style-name="ce2" table:formula="of:=[.B20]/[.H20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21]" office:value-type="string" office:string-value="picojpeg       " calcext:value-type="string">
            <text:p>picojpeg <text:s text:c="6"/></text:p>
          </table:table-cell>
          <table:table-cell table:style-name="ce2" table:formula="of:=[.B21]/[.C21]" office:value-type="float" office:value="0.343616146975964" calcext:value-type="float">
            <text:p>0.34</text:p>
          </table:table-cell>
          <table:table-cell table:style-name="ce2" table:formula="of:=[.B21]/[.D21]" office:value-type="float" office:value="0.39635909843811" calcext:value-type="float">
            <text:p>0.40</text:p>
          </table:table-cell>
          <table:table-cell table:style-name="ce2" table:formula="of:=[.B21]/[.E21]" office:value-type="float" office:value="0.416025558289213" calcext:value-type="float">
            <text:p>0.42</text:p>
          </table:table-cell>
          <table:table-cell table:style-name="ce2" table:formula="of:=[.B21]/[.F21]" office:value-type="float" office:value="0.415725188809701" calcext:value-type="float">
            <text:p>0.42</text:p>
          </table:table-cell>
          <table:table-cell table:style-name="ce2" table:formula="of:=[.B21]/[.G21]" office:value-type="float" office:value="0.421459624227149" calcext:value-type="float">
            <text:p>0.42</text:p>
          </table:table-cell>
          <table:table-cell table:style-name="ce2" table:formula="of:=[.B21]/[.H21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22]" office:value-type="string" office:string-value="ud             " calcext:value-type="string">
            <text:p>ud <text:s text:c="12"/></text:p>
          </table:table-cell>
          <table:table-cell table:style-name="ce2" table:formula="of:=[.B22]/[.C22]" office:value-type="float" office:value="0.269927202504382" calcext:value-type="float">
            <text:p>0.27</text:p>
          </table:table-cell>
          <table:table-cell table:style-name="ce2" table:formula="of:=[.B22]/[.D22]" office:value-type="float" office:value="0.302211164462749" calcext:value-type="float">
            <text:p>0.30</text:p>
          </table:table-cell>
          <table:table-cell table:style-name="ce2" table:formula="of:=[.B22]/[.E22]" office:value-type="float" office:value="0.305438551838591" calcext:value-type="float">
            <text:p>0.31</text:p>
          </table:table-cell>
          <table:table-cell table:style-name="ce2" table:formula="of:=[.B22]/[.F22]" office:value-type="float" office:value="0.308189001522047" calcext:value-type="float">
            <text:p>0.31</text:p>
          </table:table-cell>
          <table:table-cell table:style-name="ce2" table:formula="of:=[.B22]/[.G22]" office:value-type="float" office:value="0.312278938033591" calcext:value-type="float">
            <text:p>0.31</text:p>
          </table:table-cell>
          <table:table-cell table:style-name="ce2" table:formula="of:=[.B22]/[.H22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formula="of:=[.A23]" office:value-type="string" office:string-value="nbody          " calcext:value-type="string">
            <text:p>nbody <text:s text:c="9"/></text:p>
          </table:table-cell>
          <table:table-cell table:style-name="ce2" table:formula="of:=[.B23]/[.C23]" office:value-type="float" office:value="0.331906586027795" calcext:value-type="float">
            <text:p>0.33</text:p>
          </table:table-cell>
          <table:table-cell table:style-name="ce2" table:formula="of:=[.B23]/[.D23]" office:value-type="float" office:value="0.359854404790468" calcext:value-type="float">
            <text:p>0.36</text:p>
          </table:table-cell>
          <table:table-cell table:style-name="ce2" table:formula="of:=[.B23]/[.E23]" office:value-type="float" office:value="0.360586356451576" calcext:value-type="float">
            <text:p>0.36</text:p>
          </table:table-cell>
          <table:table-cell table:style-name="ce2" table:formula="of:=[.B23]/[.F23]" office:value-type="float" office:value="0.361594057837028" calcext:value-type="float">
            <text:p>0.36</text:p>
          </table:table-cell>
          <table:table-cell table:style-name="ce2" table:formula="of:=[.B23]/[.G23]" office:value-type="float" office:value="0.367040834463348" calcext:value-type="float">
            <text:p>0.37</text:p>
          </table:table-cell>
          <table:table-cell table:style-name="ce2" table:formula="of:=[.B23]/[.H23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/>
          <table:table-cell table:style-name="ce6" table:formula="of:=AVERAGE([.B27:.B45])" office:value-type="float" office:value="0.370784373416962" calcext:value-type="float">
            <text:p>0.371</text:p>
          </table:table-cell>
          <table:table-cell table:style-name="ce6" table:formula="of:=AVERAGE([.C27:.C45])" office:value-type="float" office:value="0.43981831899629" calcext:value-type="float">
            <text:p>0.440</text:p>
          </table:table-cell>
          <table:table-cell table:style-name="ce6" table:formula="of:=AVERAGE([.D27:.D45])" office:value-type="float" office:value="0.456931341177337" calcext:value-type="float">
            <text:p>0.457</text:p>
          </table:table-cell>
          <table:table-cell table:style-name="ce6" table:formula="of:=AVERAGE([.E27:.E45])" office:value-type="float" office:value="0.462722584022064" calcext:value-type="float">
            <text:p>0.463</text:p>
          </table:table-cell>
          <table:table-cell table:style-name="ce6" table:formula="of:=AVERAGE([.F27:.F45])" office:value-type="float" office:value="0.469713432625348" calcext:value-type="float">
            <text:p>0.470</text:p>
          </table:table-cell>
          <table:table-cell table:style-name="ce6" table:formula="of:=AVERAGE([.G27:.G45])" office:value-type="string" office:string-value="" calcext:value-type="error">
            <text:p>#DIV/0!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0:54:04.101453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0:54:06.437437205</meta:creation-date>
    <meta:editing-duration>PT2H9M31S</meta:editing-duration>
    <meta:editing-cycles>14</meta:editing-cycles>
    <meta:generator>LibreOffice/6.0.7.3$Linux_X86_64 LibreOffice_project/00m0$Build-3</meta:generator>
    <dc:date>2019-08-27T16:08:54.807019013</dc:date>
    <meta:document-statistic meta:table-count="1" meta:cell-count="2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5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6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7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8" style:family="chart">
      <style:graphic-properties draw:stroke="solid" svg:stroke-color="#b3b3b3" draw:fill="none" draw:fill-color="#e6e6e6"/>
    </style:style>
    <style:style style:name="ch29" style:family="chart">
      <style:graphic-properties svg:stroke-color="#b3b3b3" draw:fill-color="#cccccc"/>
    </style:style>
  </office:automatic-styles>
  <office:body>
    <office:chart>
      <chart:chart svg:width="25.737cm" svg:height="13.378cm" xlink:href=".." xlink:type="simple" chart:class="chart:scatter" chart:style-name="ch1">
        <chart:title svg:x="9.94cm" svg:y="0.403cm" chart:style-name="ch2">
          <text:p>IPC Improvement Over Time</text:p>
        </chart:title>
        <chart:legend chart:legend-position="end" svg:x="21.985cm" svg:y="1.659cm" style:legend-expansion="high" chart:style-name="ch3"/>
        <chart:plot-area chart:style-name="ch4" table:cell-range-address="Sheet1.A26:Sheet1.G46" chart:data-source-has-labels="both" svg:x="0.514cm" svg:y="1.449cm" svg:width="20.957cm" svg:height="11.662cm">
          <chartooo:coordinate-region svg:x="1.426cm" svg:y="1.648cm" svg:width="19.951cm" svg:height="10.816cm"/>
          <chart:axis chart:dimension="x" chart:name="primary-x" chart:style-name="ch5" chartooo:axis-type="auto">
            <chart:categories table:cell-range-address="Sheet1.B26:Sheet1.G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G27" chart:label-cell-address="Sheet1.A27:Sheet1.A27" chart:class="chart:scatter">
            <chart:data-point chart:repeated="6"/>
          </chart:series>
          <chart:series chart:style-name="ch9" chart:values-cell-range-address="Sheet1.B28:Sheet1.G28" chart:label-cell-address="Sheet1.A28:Sheet1.A28" chart:class="chart:scatter">
            <chart:data-point chart:repeated="6"/>
          </chart:series>
          <chart:series chart:style-name="ch10" chart:values-cell-range-address="Sheet1.B29:Sheet1.G29" chart:label-cell-address="Sheet1.A29:Sheet1.A29" chart:class="chart:scatter">
            <chart:data-point chart:repeated="6"/>
          </chart:series>
          <chart:series chart:style-name="ch11" chart:values-cell-range-address="Sheet1.B30:Sheet1.G30" chart:label-cell-address="Sheet1.A30:Sheet1.A30" chart:class="chart:scatter">
            <chart:data-point chart:repeated="6"/>
          </chart:series>
          <chart:series chart:style-name="ch12" chart:values-cell-range-address="Sheet1.B31:Sheet1.G31" chart:label-cell-address="Sheet1.A31:Sheet1.A31" chart:class="chart:scatter">
            <chart:data-point chart:repeated="6"/>
          </chart:series>
          <chart:series chart:style-name="ch13" chart:values-cell-range-address="Sheet1.B32:Sheet1.G32" chart:label-cell-address="Sheet1.A32:Sheet1.A32" chart:class="chart:scatter">
            <chart:data-point chart:repeated="6"/>
          </chart:series>
          <chart:series chart:style-name="ch14" chart:values-cell-range-address="Sheet1.B33:Sheet1.G33" chart:label-cell-address="Sheet1.A33:Sheet1.A33" chart:class="chart:scatter">
            <chart:data-point chart:repeated="6"/>
          </chart:series>
          <chart:series chart:style-name="ch15" chart:values-cell-range-address="Sheet1.B34:Sheet1.G34" chart:label-cell-address="Sheet1.A34:Sheet1.A34" chart:class="chart:scatter">
            <chart:data-point chart:repeated="6"/>
          </chart:series>
          <chart:series chart:style-name="ch16" chart:values-cell-range-address="Sheet1.B35:Sheet1.G35" chart:label-cell-address="Sheet1.A35:Sheet1.A35" chart:class="chart:scatter">
            <chart:data-point chart:repeated="6"/>
          </chart:series>
          <chart:series chart:style-name="ch17" chart:values-cell-range-address="Sheet1.B36:Sheet1.G36" chart:label-cell-address="Sheet1.A36:Sheet1.A36" chart:class="chart:scatter">
            <chart:data-point chart:repeated="6"/>
          </chart:series>
          <chart:series chart:style-name="ch18" chart:values-cell-range-address="Sheet1.B37:Sheet1.G37" chart:label-cell-address="Sheet1.A37:Sheet1.A37" chart:class="chart:scatter">
            <chart:data-point chart:repeated="6"/>
          </chart:series>
          <chart:series chart:style-name="ch19" chart:values-cell-range-address="Sheet1.B38:Sheet1.G38" chart:label-cell-address="Sheet1.A38:Sheet1.A38" chart:class="chart:scatter">
            <chart:data-point chart:repeated="6"/>
          </chart:series>
          <chart:series chart:style-name="ch20" chart:values-cell-range-address="Sheet1.B39:Sheet1.G39" chart:label-cell-address="Sheet1.A39:Sheet1.A39" chart:class="chart:scatter">
            <chart:data-point chart:repeated="6"/>
          </chart:series>
          <chart:series chart:style-name="ch21" chart:values-cell-range-address="Sheet1.B40:Sheet1.G40" chart:label-cell-address="Sheet1.A40:Sheet1.A40" chart:class="chart:scatter">
            <chart:data-point chart:repeated="6"/>
          </chart:series>
          <chart:series chart:style-name="ch22" chart:values-cell-range-address="Sheet1.B41:Sheet1.G41" chart:label-cell-address="Sheet1.A41:Sheet1.A41" chart:class="chart:scatter">
            <chart:data-point chart:repeated="6"/>
          </chart:series>
          <chart:series chart:style-name="ch23" chart:values-cell-range-address="Sheet1.B42:Sheet1.G42" chart:label-cell-address="Sheet1.A42:Sheet1.A42" chart:class="chart:scatter">
            <chart:data-point chart:repeated="6"/>
          </chart:series>
          <chart:series chart:style-name="ch24" chart:values-cell-range-address="Sheet1.B43:Sheet1.G43" chart:label-cell-address="Sheet1.A43:Sheet1.A43" chart:class="chart:scatter">
            <chart:data-point chart:repeated="6"/>
          </chart:series>
          <chart:series chart:style-name="ch25" chart:values-cell-range-address="Sheet1.B44:Sheet1.G44" chart:label-cell-address="Sheet1.A44:Sheet1.A44" chart:class="chart:scatter">
            <chart:data-point chart:repeated="6"/>
          </chart:series>
          <chart:series chart:style-name="ch26" chart:values-cell-range-address="Sheet1.B45:Sheet1.G45" chart:label-cell-address="Sheet1.A45:Sheet1.A45" chart:class="chart:scatter">
            <chart:data-point chart:repeated="6"/>
          </chart:series>
          <chart:series chart:style-name="ch27" chart:values-cell-range-address="Sheet1.B46:Sheet1.G46" chart:label-cell-address="Sheet1.A46:Sheet1.A46" chart:class="chart:scatter">
            <chart:data-point chart:repeated="6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26:Sheet1.G26</svg:desc>
                </draw:g>
              </table:table-cell>
              <table:table-cell office:value-type="string">
                <text:p>Improvement 1</text:p>
              </table:table-cell>
              <table:table-cell office:value-type="string">
                <text:p>Improvement 2</text:p>
              </table:table-cell>
              <table:table-cell office:value-type="string">
                <text:p>Improvement 3</text:p>
              </table:table-cell>
              <table:table-cell office:value-type="string">
                <text:p>Improvement 4</text:p>
              </table:table-cell>
              <table:table-cell office:value-type="string">
                <text:p>Improvement 5</text:p>
              </table:table-cell>
            </table:table-row>
          </table:table-header-rows>
          <table:table-rows>
            <table:table-row>
              <table:table-cell office:value-type="string">
                <text:p>sglib-combined </text:p>
                <draw:g>
                  <svg:desc>Sheet1.A27:Sheet1.A27</svg:desc>
                </draw:g>
              </table:table-cell>
              <table:table-cell office:value-type="float" office:value="0.367385257265671">
                <text:p>0.367385257265671</text:p>
                <draw:g>
                  <svg:desc>Sheet1.B27:Sheet1.G27</svg:desc>
                </draw:g>
              </table:table-cell>
              <table:table-cell office:value-type="float" office:value="0.463001746915066">
                <text:p>0.463001746915066</text:p>
              </table:table-cell>
              <table:table-cell office:value-type="float" office:value="0.472194680980024">
                <text:p>0.472194680980024</text:p>
              </table:table-cell>
              <table:table-cell office:value-type="float" office:value="0.471914951703349">
                <text:p>0.471914951703349</text:p>
              </table:table-cell>
              <table:table-cell office:value-type="float" office:value="0.491604572313846">
                <text:p>0.49160457231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mult-int    </text:p>
                <draw:g>
                  <svg:desc>Sheet1.A28:Sheet1.A28</svg:desc>
                </draw:g>
              </table:table-cell>
              <table:table-cell office:value-type="float" office:value="0.156809923465652">
                <text:p>0.156809923465652</text:p>
                <draw:g>
                  <svg:desc>Sheet1.B28:Sheet1.G28</svg:desc>
                </draw:g>
              </table:table-cell>
              <table:table-cell office:value-type="float" office:value="0.170027172025622">
                <text:p>0.170027172025622</text:p>
              </table:table-cell>
              <table:table-cell office:value-type="float" office:value="0.179970869338067">
                <text:p>0.179970869338067</text:p>
              </table:table-cell>
              <table:table-cell office:value-type="float" office:value="0.17997280370288">
                <text:p>0.17997280370288</text:p>
              </table:table-cell>
              <table:table-cell office:value-type="float" office:value="0.179972863529259">
                <text:p>0.17997286352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bic          </text:p>
                <draw:g>
                  <svg:desc>Sheet1.A29:Sheet1.A29</svg:desc>
                </draw:g>
              </table:table-cell>
              <table:table-cell office:value-type="float" office:value="0.283951398056871">
                <text:p>0.283951398056871</text:p>
                <draw:g>
                  <svg:desc>Sheet1.B29:Sheet1.G29</svg:desc>
                </draw:g>
              </table:table-cell>
              <table:table-cell office:value-type="float" office:value="0.309748901806053">
                <text:p>0.309748901806053</text:p>
              </table:table-cell>
              <table:table-cell office:value-type="float" office:value="0.309556756417778">
                <text:p>0.309556756417778</text:p>
              </table:table-cell>
              <table:table-cell office:value-type="float" office:value="0.311475642732525">
                <text:p>0.311475642732525</text:p>
              </table:table-cell>
              <table:table-cell office:value-type="float" office:value="0.314289849905589">
                <text:p>0.314289849905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temate      </text:p>
                <draw:g>
                  <svg:desc>Sheet1.A30:Sheet1.A30</svg:desc>
                </draw:g>
              </table:table-cell>
              <table:table-cell office:value-type="float" office:value="0.484041698569681">
                <text:p>0.484041698569681</text:p>
                <draw:g>
                  <svg:desc>Sheet1.B30:Sheet1.G30</svg:desc>
                </draw:g>
              </table:table-cell>
              <table:table-cell office:value-type="float" office:value="0.688870373074761">
                <text:p>0.688870373074761</text:p>
              </table:table-cell>
              <table:table-cell office:value-type="float" office:value="0.699995141572346">
                <text:p>0.699995141572346</text:p>
              </table:table-cell>
              <table:table-cell office:value-type="float" office:value="0.725096399404337">
                <text:p>0.725096399404337</text:p>
              </table:table-cell>
              <table:table-cell office:value-type="float" office:value="0.745287623208111">
                <text:p>0.745287623208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c32          </text:p>
                <draw:g>
                  <svg:desc>Sheet1.A31:Sheet1.A31</svg:desc>
                </draw:g>
              </table:table-cell>
              <table:table-cell office:value-type="float" office:value="0.292760328505638">
                <text:p>0.292760328505638</text:p>
                <draw:g>
                  <svg:desc>Sheet1.B31:Sheet1.G31</svg:desc>
                </draw:g>
              </table:table-cell>
              <table:table-cell office:value-type="float" office:value="0.324458193182586">
                <text:p>0.324458193182586</text:p>
              </table:table-cell>
              <table:table-cell office:value-type="float" office:value="0.338144988591152">
                <text:p>0.338144988591152</text:p>
              </table:table-cell>
              <table:table-cell office:value-type="float" office:value="0.358329679249273">
                <text:p>0.358329679249273</text:p>
              </table:table-cell>
              <table:table-cell office:value-type="float" office:value="0.358350738344168">
                <text:p>0.358350738344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lre           </text:p>
                <draw:g>
                  <svg:desc>Sheet1.A32:Sheet1.A32</svg:desc>
                </draw:g>
              </table:table-cell>
              <table:table-cell office:value-type="float" office:value="0.443999691599074">
                <text:p>0.443999691599074</text:p>
                <draw:g>
                  <svg:desc>Sheet1.B32:Sheet1.G32</svg:desc>
                </draw:g>
              </table:table-cell>
              <table:table-cell office:value-type="float" office:value="0.573013581595794">
                <text:p>0.573013581595794</text:p>
              </table:table-cell>
              <table:table-cell office:value-type="float" office:value="0.5686537771434">
                <text:p>0.5686537771434</text:p>
              </table:table-cell>
              <table:table-cell office:value-type="float" office:value="0.583097552483271">
                <text:p>0.583097552483271</text:p>
              </table:table-cell>
              <table:table-cell office:value-type="float" office:value="0.601535859765131">
                <text:p>0.601535859765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nver         </text:p>
                <draw:g>
                  <svg:desc>Sheet1.A33:Sheet1.A33</svg:desc>
                </draw:g>
              </table:table-cell>
              <table:table-cell office:value-type="float" office:value="0.368077069288016">
                <text:p>0.368077069288016</text:p>
                <draw:g>
                  <svg:desc>Sheet1.B33:Sheet1.G33</svg:desc>
                </draw:g>
              </table:table-cell>
              <table:table-cell office:value-type="float" office:value="0.425276266303827">
                <text:p>0.425276266303827</text:p>
              </table:table-cell>
              <table:table-cell office:value-type="float" office:value="0.417966559442613">
                <text:p>0.417966559442613</text:p>
              </table:table-cell>
              <table:table-cell office:value-type="float" office:value="0.429037082342386">
                <text:p>0.429037082342386</text:p>
              </table:table-cell>
              <table:table-cell office:value-type="float" office:value="0.439935416896677">
                <text:p>0.439935416896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ha-mont64     </text:p>
                <draw:g>
                  <svg:desc>Sheet1.A34:Sheet1.A34</svg:desc>
                </draw:g>
              </table:table-cell>
              <table:table-cell office:value-type="float" office:value="0.447943224721187">
                <text:p>0.447943224721187</text:p>
                <draw:g>
                  <svg:desc>Sheet1.B34:Sheet1.G34</svg:desc>
                </draw:g>
              </table:table-cell>
              <table:table-cell office:value-type="float" office:value="0.473759491571561">
                <text:p>0.473759491571561</text:p>
              </table:table-cell>
              <table:table-cell office:value-type="float" office:value="0.628681104734899">
                <text:p>0.628681104734899</text:p>
              </table:table-cell>
              <table:table-cell office:value-type="float" office:value="0.634341545648208">
                <text:p>0.634341545648208</text:p>
              </table:table-cell>
              <table:table-cell office:value-type="float" office:value="0.634868106415101">
                <text:p>0.634868106415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sichneu       </text:p>
                <draw:g>
                  <svg:desc>Sheet1.A35:Sheet1.A35</svg:desc>
                </draw:g>
              </table:table-cell>
              <table:table-cell office:value-type="float" office:value="0.254984074825129">
                <text:p>0.254984074825129</text:p>
                <draw:g>
                  <svg:desc>Sheet1.B35:Sheet1.G35</svg:desc>
                </draw:g>
              </table:table-cell>
              <table:table-cell office:value-type="float" office:value="0.351249730270608">
                <text:p>0.351249730270608</text:p>
              </table:table-cell>
              <table:table-cell office:value-type="float" office:value="0.349963177484525">
                <text:p>0.349963177484525</text:p>
              </table:table-cell>
              <table:table-cell office:value-type="float" office:value="0.348621097873184">
                <text:p>0.348621097873184</text:p>
              </table:table-cell>
              <table:table-cell office:value-type="float" office:value="0.350571836937372">
                <text:p>0.350571836937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ffbench      </text:p>
                <draw:g>
                  <svg:desc>Sheet1.A36:Sheet1.A36</svg:desc>
                </draw:g>
              </table:table-cell>
              <table:table-cell office:value-type="float" office:value="0.416395828355399">
                <text:p>0.416395828355399</text:p>
                <draw:g>
                  <svg:desc>Sheet1.B36:Sheet1.G36</svg:desc>
                </draw:g>
              </table:table-cell>
              <table:table-cell office:value-type="float" office:value="0.496099460531936">
                <text:p>0.496099460531936</text:p>
              </table:table-cell>
              <table:table-cell office:value-type="float" office:value="0.566239790331254">
                <text:p>0.566239790331254</text:p>
              </table:table-cell>
              <table:table-cell office:value-type="float" office:value="0.576362219624868">
                <text:p>0.576362219624868</text:p>
              </table:table-cell>
              <table:table-cell office:value-type="float" office:value="0.593716867863084">
                <text:p>0.593716867863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             </text:p>
                <draw:g>
                  <svg:desc>Sheet1.A37:Sheet1.A37</svg:desc>
                </draw:g>
              </table:table-cell>
              <table:table-cell office:value-type="float" office:value="0.32671616916175">
                <text:p>0.32671616916175</text:p>
                <draw:g>
                  <svg:desc>Sheet1.B37:Sheet1.G37</svg:desc>
                </draw:g>
              </table:table-cell>
              <table:table-cell office:value-type="float" office:value="0.357274286296654">
                <text:p>0.357274286296654</text:p>
              </table:table-cell>
              <table:table-cell office:value-type="float" office:value="0.357057891834527">
                <text:p>0.357057891834527</text:p>
              </table:table-cell>
              <table:table-cell office:value-type="float" office:value="0.360036398523497">
                <text:p>0.360036398523497</text:p>
              </table:table-cell>
              <table:table-cell office:value-type="float" office:value="0.365127319858074">
                <text:p>0.365127319858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dn            </text:p>
                <draw:g>
                  <svg:desc>Sheet1.A38:Sheet1.A38</svg:desc>
                </draw:g>
              </table:table-cell>
              <table:table-cell office:value-type="float" office:value="0.133764238752139">
                <text:p>0.133764238752139</text:p>
                <draw:g>
                  <svg:desc>Sheet1.B38:Sheet1.G38</svg:desc>
                </draw:g>
              </table:table-cell>
              <table:table-cell office:value-type="float" office:value="0.140321447559557">
                <text:p>0.140321447559557</text:p>
              </table:table-cell>
              <table:table-cell office:value-type="float" office:value="0.145618986933191">
                <text:p>0.145618986933191</text:p>
              </table:table-cell>
              <table:table-cell office:value-type="float" office:value="0.146824302648945">
                <text:p>0.146824302648945</text:p>
              </table:table-cell>
              <table:table-cell office:value-type="float" office:value="0.146825895241755">
                <text:p>0.146825895241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ttle-aes     </text:p>
                <draw:g>
                  <svg:desc>Sheet1.A39:Sheet1.A39</svg:desc>
                </draw:g>
              </table:table-cell>
              <table:table-cell office:value-type="float" office:value="0.714908224310116">
                <text:p>0.714908224310116</text:p>
                <draw:g>
                  <svg:desc>Sheet1.B39:Sheet1.G39</svg:desc>
                </draw:g>
              </table:table-cell>
              <table:table-cell office:value-type="float" office:value="0.883855361768326">
                <text:p>0.883855361768326</text:p>
              </table:table-cell>
              <table:table-cell office:value-type="float" office:value="0.893301116373711">
                <text:p>0.893301116373711</text:p>
              </table:table-cell>
              <table:table-cell office:value-type="float" office:value="0.895100762211558">
                <text:p>0.895100762211558</text:p>
              </table:table-cell>
              <table:table-cell office:value-type="float" office:value="0.899254218514836">
                <text:p>0.899254218514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kisort       </text:p>
                <draw:g>
                  <svg:desc>Sheet1.A40:Sheet1.A40</svg:desc>
                </draw:g>
              </table:table-cell>
              <table:table-cell office:value-type="float" office:value="0.316355926640235">
                <text:p>0.316355926640235</text:p>
                <draw:g>
                  <svg:desc>Sheet1.B40:Sheet1.G40</svg:desc>
                </draw:g>
              </table:table-cell>
              <table:table-cell office:value-type="float" office:value="0.362168215777399">
                <text:p>0.362168215777399</text:p>
              </table:table-cell>
              <table:table-cell office:value-type="float" office:value="0.363889460662877">
                <text:p>0.363889460662877</text:p>
              </table:table-cell>
              <table:table-cell office:value-type="float" office:value="0.376926879890286">
                <text:p>0.376926879890286</text:p>
              </table:table-cell>
              <table:table-cell office:value-type="float" office:value="0.387805491829405">
                <text:p>0.387805491829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ttle-sha256  </text:p>
                <draw:g>
                  <svg:desc>Sheet1.A41:Sheet1.A41</svg:desc>
                </draw:g>
              </table:table-cell>
              <table:table-cell office:value-type="float" office:value="0.758962399741405">
                <text:p>0.758962399741405</text:p>
                <draw:g>
                  <svg:desc>Sheet1.B41:Sheet1.G41</svg:desc>
                </draw:g>
              </table:table-cell>
              <table:table-cell office:value-type="float" office:value="0.907694155744091">
                <text:p>0.907694155744091</text:p>
              </table:table-cell>
              <table:table-cell office:value-type="float" office:value="0.92769184496548">
                <text:p>0.92769184496548</text:p>
              </table:table-cell>
              <table:table-cell office:value-type="float" office:value="0.92789608485838">
                <text:p>0.92789608485838</text:p>
              </table:table-cell>
              <table:table-cell office:value-type="float" office:value="0.929309194893841">
                <text:p>0.929309194893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rduino        </text:p>
                <draw:g>
                  <svg:desc>Sheet1.A42:Sheet1.A42</svg:desc>
                </draw:g>
              </table:table-cell>
              <table:table-cell office:value-type="float" office:value="0.332397706156182">
                <text:p>0.332397706156182</text:p>
                <draw:g>
                  <svg:desc>Sheet1.B42:Sheet1.G42</svg:desc>
                </draw:g>
              </table:table-cell>
              <table:table-cell office:value-type="float" office:value="0.371305008814349">
                <text:p>0.371305008814349</text:p>
              </table:table-cell>
              <table:table-cell office:value-type="float" office:value="0.380718868984182">
                <text:p>0.380718868984182</text:p>
              </table:table-cell>
              <table:table-cell office:value-type="float" office:value="0.381187445353496">
                <text:p>0.381187445353496</text:p>
              </table:table-cell>
              <table:table-cell office:value-type="float" office:value="0.38531996764127">
                <text:p>0.3853199676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cojpeg       </text:p>
                <draw:g>
                  <svg:desc>Sheet1.A43:Sheet1.A43</svg:desc>
                </draw:g>
              </table:table-cell>
              <table:table-cell office:value-type="float" office:value="0.343616146975964">
                <text:p>0.343616146975964</text:p>
                <draw:g>
                  <svg:desc>Sheet1.B43:Sheet1.G43</svg:desc>
                </draw:g>
              </table:table-cell>
              <table:table-cell office:value-type="float" office:value="0.39635909843811">
                <text:p>0.39635909843811</text:p>
              </table:table-cell>
              <table:table-cell office:value-type="float" office:value="0.416025558289213">
                <text:p>0.416025558289213</text:p>
              </table:table-cell>
              <table:table-cell office:value-type="float" office:value="0.415725188809701">
                <text:p>0.415725188809701</text:p>
              </table:table-cell>
              <table:table-cell office:value-type="float" office:value="0.421459624227149">
                <text:p>0.421459624227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d             </text:p>
                <draw:g>
                  <svg:desc>Sheet1.A44:Sheet1.A44</svg:desc>
                </draw:g>
              </table:table-cell>
              <table:table-cell office:value-type="float" office:value="0.269927202504382">
                <text:p>0.269927202504382</text:p>
                <draw:g>
                  <svg:desc>Sheet1.B44:Sheet1.G44</svg:desc>
                </draw:g>
              </table:table-cell>
              <table:table-cell office:value-type="float" office:value="0.302211164462749">
                <text:p>0.302211164462749</text:p>
              </table:table-cell>
              <table:table-cell office:value-type="float" office:value="0.305438551838591">
                <text:p>0.305438551838591</text:p>
              </table:table-cell>
              <table:table-cell office:value-type="float" office:value="0.308189001522047">
                <text:p>0.308189001522047</text:p>
              </table:table-cell>
              <table:table-cell office:value-type="float" office:value="0.312278938033591">
                <text:p>0.312278938033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body          </text:p>
                <draw:g>
                  <svg:desc>Sheet1.A45:Sheet1.A45</svg:desc>
                </draw:g>
              </table:table-cell>
              <table:table-cell office:value-type="float" office:value="0.331906586027795">
                <text:p>0.331906586027795</text:p>
                <draw:g>
                  <svg:desc>Sheet1.B45:Sheet1.G45</svg:desc>
                </draw:g>
              </table:table-cell>
              <table:table-cell office:value-type="float" office:value="0.359854404790468">
                <text:p>0.359854404790468</text:p>
              </table:table-cell>
              <table:table-cell office:value-type="float" office:value="0.360586356451576">
                <text:p>0.360586356451576</text:p>
              </table:table-cell>
              <table:table-cell office:value-type="float" office:value="0.361594057837028">
                <text:p>0.361594057837028</text:p>
              </table:table-cell>
              <table:table-cell office:value-type="float" office:value="0.367040834463348">
                <text:p>0.367040834463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46:Sheet1.A46</svg:desc>
                </draw:g>
              </table:table-cell>
              <table:table-cell office:value-type="float" office:value="0.370784373416962">
                <text:p>0.370784373416962</text:p>
                <draw:g>
                  <svg:desc>Sheet1.B46:Sheet1.G46</svg:desc>
                </draw:g>
              </table:table-cell>
              <table:table-cell office:value-type="float" office:value="0.43981831899629">
                <text:p>0.43981831899629</text:p>
              </table:table-cell>
              <table:table-cell office:value-type="float" office:value="0.456931341177337">
                <text:p>0.456931341177337</text:p>
              </table:table-cell>
              <table:table-cell office:value-type="float" office:value="0.462722584022064">
                <text:p>0.462722584022064</text:p>
              </table:table-cell>
              <table:table-cell office:value-type="float" office:value="0.469713432625348">
                <text:p>0.4697134326253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